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font-weight="bold" officeooo:rsid="000d7b9a" officeooo:paragraph-rsid="000d7b9a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2pt" style:text-underline-style="none" fo:font-weight="normal" officeooo:rsid="000d7b9a" officeooo:paragraph-rsid="000d7b9a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style:text-underline-style="none" fo:font-weight="normal" officeooo:rsid="000e91d8" officeooo:paragraph-rsid="000e91d8" style:font-size-asian="10.5pt" style:font-weight-asian="normal" style:font-size-complex="12pt" style:font-weight-complex="normal"/>
    </style:style>
    <style:style style:name="T1" style:family="text">
      <style:text-properties officeooo:rsid="000e91d8"/>
    </style:style>
    <style:style style:name="T2" style:family="text">
      <style:text-properties officeooo:rsid="0010696a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WEEKLY MEETING 29/11/2017</text:p>
      <text:p text:style-name="P1"/>
      <text:p text:style-name="P2"><text:span text:style-name="T3">Sergio:</text:span> He terminado la historia de usuario 5 estimada para realizar en una semana (Descripción y selector fechas tareas), inicialmente sin problemas, realizadas pruebas en stage.</text:p>
      <text:p text:style-name="P2"/>
      <text:p text:style-name="P2">Detecta que tenemos constructores no necesarios y se propone issue de refactorización tanto de código como de test. André y Adel están de acuerdo en dicha issue.</text:p>
      <text:p text:style-name="P2"/>
      <text:p text:style-name="P2">Sergio tiene 2 historias disponibles, una para poder desactivar tareas y poder recuperarlas y otra para poder realizar comentarios sobre las tareas. Pensamos que aporta más valor la historia de comentarios, por lo que se pondrá con ella.</text:p>
      <text:p text:style-name="P2"/>
      <text:p text:style-name="P2"><text:span text:style-name="T3">André</text:span>: está con la historia de usuario 9 agregar tareas a tableros, ya tiene realizado hasta el método de servicio (realizar la relación entre tableros y tareas,…<text:span text:style-name="T1">) ha tenido problemas a la hora de pasar los tests por restricciones de clave ajena que estaban relacionadas con la carga de datos en test. Al final lo ha resuelto haciendo setters y manteniendo la relación.</text:span></text:p>
      <text:p text:style-name="P3"/>
      <text:p text:style-name="P3">Comenta que le falta implementar la parte de la vista y durante esta semana va a realizar la misma.</text:p>
      <text:p text:style-name="P3"/>
      <text:p text:style-name="P3"><text:span text:style-name="T3">Adel</text:span>: <text:span text:style-name="T2">he realizado el modelo de etiquetas su crud hasta el service, y la relación con usuarios, tableros y tareas. Durante esta semana va a seguir con el service de las relaciones y las vist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3:29:01.798493256</meta:creation-date>
    <dc:date>2017-12-13T14:02:29.143132964</dc:date>
    <meta:editing-duration>PT19M59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1" meta:paragraph-count="7" meta:word-count="211" meta:character-count="1263" meta:non-whitespace-character-count="1059"/>
  </office:meta>
</office:document-meta>
</file>